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progress_horz.png"/>
  <manifest:file-entry manifest:media-type="image/png" manifest:full-path="Pictures/progress_ve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rogress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Progress (EEZ-GUI)</text:h>
                    <text:list>
                        <text:list-item>
                            <text:h text:style-name="Heading_20_2" text:outline-level="2">Description</text:h>
                        </text:list-item>
                    </text:list>
                </text:list-item>
            </text:list>

            <text:p text:style-name="Standard">We can use this Widget, for example, when we want to display the execution progress of an operation.</text:p>

            
                <text:list xml:id="list_Progress (EEZ-GUI)2" text:continue-numbering="true" text:continue-list="list_Progress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rogress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A value that goes from Min (progress is at 0%) to Max (progress is at 100%).</text:p>,
                                            <text:list xml:id="list_Progress (EEZ-GUI)5" text:continue-numbering="true" text:continue-list="list_Progress (EEZ-GUI)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text:span text:style-name="backtick">Data</text:span> can contain.</text:p>,
                                            <text:list xml:id="list_Progress (EEZ-GUI)6" text:continue-numbering="true" text:continue-list="list_Progress (EEZ-GUI)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text:span text:style-name="backtick">Data</text:span> can contain.</text:p>,
                                            <text:list xml:id="list_Progress (EEZ-GUI)7" text:continue-numbering="true" text:continue-list="list_Progress (EEZ-GUI)6"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here are two orientations that the <text:span text:style-name="backtick">Progress</text:span> widget can have:</text:p>
                    <text:list xml:id="list_Progress (EEZ-GUI)8" text:style-name="List_20_1">
                        
                        <text:list-item>
                            <text:p text:style-name="List_20_1">
                                Horizontal
                            </text:p>
                            
                                <text:p>
                                    <draw:frame draw:style-name="fr2" draw:name="image_progress_horz.png" text:anchor-type="paragraph" svg:width="82mm" svg:height="7mm" draw:z-index="1">
                <draw:image xlink:href="Pictures/progress_horz.png" xlink:type="simple" xlink:show="embed" xlink:actuate="onLoad"/>
            </draw:frame>
                                </text:p>
                            
                        </text:list-item>
                        
                    

                        <text:list-item>
                            <text:p text:style-name="List_20_1">
                                Vertical
                            </text:p>
                            
                                <text:p>
                                    <draw:frame draw:style-name="fr2" draw:name="image_progress_vert.png" text:anchor-type="paragraph" svg:width="10mm" svg:height="85mm" draw:z-index="2">
                <draw:image xlink:href="Pictures/progress_vert.png" xlink:type="simple" xlink:show="embed" xlink:actuate="onLoad"/>
            </draw:frame>
                                </text:p>
                            
                        </text:list-item>
                        
                    
                    </text:list>
                ,
                                            <text:list xml:id="list_Progress (EEZ-GUI)9" text:continue-numbering="true" text:continue-list="list_Progress (EEZ-GUI)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rogress (EEZ-GUI)10" text:continue-numbering="true" text:continue-list="list_Progress (EEZ-GUI)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3">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Progress (EEZ-GUI)11" text:continue-numbering="true" text:continue-list="list_Progress (EEZ-GUI)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Progress (EEZ-GUI)12" text:continue-numbering="true" text:continue-list="list_Progress (EEZ-GUI)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4">
                <draw:image xlink:href="Pictures/align_and_distribute.png" xlink:type="simple" xlink:show="embed" xlink:actuate="onLoad"/>
            </draw:frame></text:p>,
                                            <text:list xml:id="list_Progress (EEZ-GUI)13" text:continue-numbering="true" text:continue-list="list_Progress (EEZ-GUI)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5">
                <draw:image xlink:href="Pictures/widget_centering.png" xlink:type="simple" xlink:show="embed" xlink:actuate="onLoad"/>
            </draw:frame></text:p>,
                                            <text:list xml:id="list_Progress (EEZ-GUI)14" text:continue-numbering="true" text:continue-list="list_Progress (EEZ-GUI)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rogress (EEZ-GUI)15" text:continue-numbering="true" text:continue-list="list_Progress (EEZ-GUI)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rogress (EEZ-GUI)16" text:continue-numbering="true" text:continue-list="list_Progress (EEZ-GUI)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rogress (EEZ-GUI)17" text:continue-numbering="true" text:continue-list="list_Progress (EEZ-GUI)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rogress (EEZ-GUI)18" text:continue-numbering="true" text:continue-list="list_Progress (EEZ-GUI)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Progress (EEZ-GUI)19" text:continue-numbering="true" text:continue-list="list_Progress (EEZ-GUI)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rogress (EEZ-GUI)20" text:continue-numbering="true" text:continue-list="list_Progress (EEZ-GUI)19"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rogress (EEZ-GUI)21" text:continue-numbering="true" text:continue-list="list_Progress (EEZ-GUI)2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rogress (EEZ-GUI)2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rogress (EEZ-GUI)23" text:continue-numbering="true" text:continue-list="list_Progress (EEZ-GUI)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rogress (EEZ-GUI)24" text:continue-numbering="true" text:continue-list="list_Progress (EEZ-GUI)2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rogress (EEZ-GUI)25" text:continue-numbering="true" text:continue-list="list_Progress (EEZ-GUI)2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Progress (EEZ-GUI)3" text:continue-numbering="true" text:continue-list="list_Progress (EEZ-GUI)2" text:style-name="Outline">
                        <text:list-item>
                            <text:list>
                                <text:list-item>
                                    <text:h text:style-name="Heading_20_2" text:outline-level="2">Examples</text:h>
                                </text:list-item>
                            </text:list>
                        </text:list-item>
                    </text:list>
                    <text:p text:style-name="Standard"/>
                    
                    <text:list xml:id="list_Progress (EEZ-GUI)26"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